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styles.xml" manifest:media-type="text/xml"/>
  <manifest:file-entry manifest:full-path="Object 2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2" manifest:media-type=""/>
  <manifest:file-entry manifest:full-path="ObjectReplacements/Object 3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text-position="0% 100%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4" style:family="paragraph" style:parent-style-name="Text_20_body">
      <style:text-properties fo:color="#000000" style:text-position="0% 100%" style:font-name="Liberation Serif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P5" style:family="paragraph" style:parent-style-name="Text_20_body">
      <style:text-properties fo:color="#000000" style:font-name="Liberation Serif" fo:font-size="12pt" style:font-name-asian="Monospace" style:font-size-asian="12pt" style:font-name-complex="Monospace" style:font-size-complex="12pt"/>
    </style:style>
    <style:style style:name="P6" style:family="paragraph" style:parent-style-name="Text_20_body">
      <style:text-properties fo:color="#000000" style:font-name="Liberation Serif" fo:font-size="12pt" style:font-name-asian="Droid Sans Fallback" style:font-size-asian="12pt" style:font-name-complex="Lohit Hindi" style:font-size-complex="12pt"/>
    </style:style>
    <style:style style:name="P7" style:family="paragraph" style:parent-style-name="Text_20_body">
      <style:text-properties fo:color="#000000" style:font-name="Liberation Serif" fo:font-size="12pt" fo:font-weight="normal" style:font-name-asian="Droid Sans Fallback" style:font-size-asian="12pt" style:font-weight-asian="normal" style:font-name-complex="Lohit Hindi" style:font-size-complex="12pt" style:font-weight-complex="normal"/>
    </style:style>
    <style:style style:name="P8" style:family="paragraph" style:parent-style-name="Text_20_body">
      <style:text-properties style:font-name="Liberation Serif" fo:font-size="12pt" style:font-size-asian="12pt" style:font-size-complex="12pt"/>
    </style:style>
    <style:style style:name="P9" style:family="paragraph" style:parent-style-name="Header">
      <style:text-properties style:font-name="Liberation Serif"/>
    </style:style>
    <style:style style:name="P10" style:family="paragraph" style:parent-style-name="Text_20_body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1" style:family="paragraph" style:parent-style-name="Text_20_body" style:list-style-name="L1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2" style:family="paragraph" style:parent-style-name="Text_20_body" style:list-style-name="L1">
      <style:text-properties fo:color="#000000" style:text-position="0% 100%" style:font-name="Liberation Serif" fo:font-size="12pt" officeooo:paragraph-rsid="00091089" style:font-name-asian="Droid Sans Fallback" style:font-size-asian="12pt" style:font-name-complex="Lohit Hindi" style:font-size-complex="12pt"/>
    </style:style>
    <style:style style:name="P13" style:family="paragraph" style:parent-style-name="Text_20_body" style:list-style-name="L1">
      <style:text-properties fo:color="#000000" style:text-position="0% 100%" style:font-name="Liberation Serif" fo:font-size="12pt" officeooo:paragraph-rsid="000ae16a" style:font-name-asian="Droid Sans Fallback" style:font-size-asian="12pt" style:font-name-complex="Lohit Hindi" style:font-size-complex="12pt"/>
    </style:style>
    <style:style style:name="P14" style:family="paragraph" style:parent-style-name="Text_20_body" style:list-style-name="L2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5" style:family="paragraph" style:parent-style-name="Text_20_body" style:list-style-name="L3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6" style:family="paragraph" style:parent-style-name="Text_20_body" style:list-style-name="L4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7" style:family="paragraph" style:parent-style-name="Text_20_body" style:list-style-name="L5">
      <style:text-properties fo:color="#000000" style:text-position="0% 100%" style:font-name="Liberation Serif" fo:font-size="12pt" style:font-name-asian="Droid Sans Fallback" style:font-size-asian="12pt" style:font-name-complex="Lohit Hindi" style:font-size-complex="12pt"/>
    </style:style>
    <style:style style:name="P18" style:family="paragraph" style:parent-style-name="Text_20_body">
      <style:text-properties fo:color="#000000" style:text-position="0% 100%" style:font-name="Liberation Serif" fo:font-size="12pt" officeooo:paragraph-rsid="00091089" style:font-name-asian="Droid Sans Fallback" style:font-size-asian="12pt" style:font-name-complex="Lohit Hindi" style:font-size-complex="12pt"/>
    </style:style>
    <style:style style:name="P19" style:family="paragraph" style:parent-style-name="Text_20_body">
      <style:text-properties fo:color="#000000" style:text-position="0% 100%" style:font-name="Liberation Serif" fo:font-size="12pt" officeooo:rsid="00091089" officeooo:paragraph-rsid="00091089" style:font-name-asian="Droid Sans Fallback" style:font-size-asian="12pt" style:font-name-complex="Lohit Hindi" style:font-size-complex="12pt"/>
    </style:style>
    <style:style style:name="P20" style:family="paragraph" style:parent-style-name="Text_20_body" style:list-style-name="L6">
      <style:text-properties fo:color="#000000" style:text-position="0% 100%" style:font-name="Liberation Serif" fo:font-size="12pt" officeooo:paragraph-rsid="00091089" style:font-name-asian="Droid Sans Fallback" style:font-size-asian="12pt" style:font-name-complex="Lohit Hindi" style:font-size-complex="12pt"/>
    </style:style>
    <style:style style:name="P21" style:family="paragraph" style:parent-style-name="Text_20_body">
      <style:text-properties fo:color="#000000" style:text-position="0% 100%" style:font-name="Liberation Serif" fo:font-size="12pt" officeooo:paragraph-rsid="000cd13d" style:font-name-asian="Droid Sans Fallback" style:font-size-asian="12pt" style:font-name-complex="Lohit Hindi" style:font-size-complex="12pt"/>
    </style:style>
    <style:style style:name="P22" style:family="paragraph" style:parent-style-name="Text_20_body">
      <style:text-properties fo:color="#000000" style:text-position="0% 100%" style:font-name="Liberation Serif" fo:font-size="12pt" officeooo:rsid="000cd13d" officeooo:paragraph-rsid="000cd13d" style:font-name-asian="Droid Sans Fallback" style:font-size-asian="12pt" style:font-name-complex="Lohit Hindi" style:font-size-complex="12pt"/>
    </style:style>
    <style:style style:name="P23" style:family="paragraph" style:parent-style-name="Text_20_body">
      <style:text-properties fo:color="#000000" style:text-position="0% 100%" style:font-name="Liberation Serif" fo:font-size="12pt" officeooo:rsid="000ebe78" officeooo:paragraph-rsid="000ebe78" style:font-name-asian="Droid Sans Fallback" style:font-size-asian="12pt" style:font-name-complex="Lohit Hindi" style:font-size-complex="12pt"/>
    </style:style>
    <style:style style:name="P24" style:family="paragraph" style:parent-style-name="Text_20_body">
      <style:text-properties fo:color="#000000" style:text-position="0% 100%" style:font-name="Liberation Serif" fo:font-size="12pt" officeooo:paragraph-rsid="000ebe78" style:font-name-asian="Droid Sans Fallback" style:font-size-asian="12pt" style:font-name-complex="Lohit Hindi" style:font-size-complex="12pt"/>
    </style:style>
    <style:style style:name="P25" style:family="paragraph" style:parent-style-name="Text_20_body">
      <style:text-properties fo:color="#000000" style:text-position="0% 100%" style:font-name="Liberation Serif" fo:font-size="12pt" officeooo:paragraph-rsid="000eecf2" style:font-name-asian="Droid Sans Fallback" style:font-size-asian="12pt" style:font-name-complex="Lohit Hindi" style:font-size-complex="12pt"/>
    </style:style>
    <style:style style:name="P26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27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28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29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30" style:family="paragraph" style:parent-style-name="Text_20_body" style:list-style-name="L1">
      <style:text-properties style:font-name="Liberation Serif"/>
    </style:style>
    <style:style style:name="P31" style:family="paragraph" style:parent-style-name="Heading_20_1">
      <style:text-properties style:font-name="Liberation Serif"/>
    </style:style>
    <style:style style:name="T1" style:family="text">
      <style:text-properties fo:color="#000000" style:text-position="super 58%" style:font-name-asian="Droid Sans Fallback" style:font-name-complex="Lohit Hindi"/>
    </style:style>
    <style:style style:name="T2" style:family="text">
      <style:text-properties fo:color="#000000" style:text-position="super 58%" style:font-name-asian="Monospace" style:font-name-complex="Monospace"/>
    </style:style>
    <style:style style:name="T3" style:family="text">
      <style:text-properties fo:color="#000000" style:text-position="0% 100%" style:font-name-asian="Droid Sans Fallback" style:font-name-complex="Lohit Hindi"/>
    </style:style>
    <style:style style:name="T4" style:family="text">
      <style:text-properties fo:color="#000000" style:text-position="0% 100%" style:font-name-asian="Monospace" style:font-name-complex="Monospace"/>
    </style:style>
    <style:style style:name="T5" style:family="text">
      <style:text-properties fo:color="#000000" style:text-position="0% 100%" fo:font-size="12pt" style:font-name-asian="Droid Sans Fallback" style:font-size-asian="12pt" style:font-name-complex="Lohit Hindi" style:font-size-complex="12pt"/>
    </style:style>
    <style:style style:name="T6" style:family="text">
      <style:text-properties fo:color="#000000" style:text-position="sub 58%" style:font-name-asian="Droid Sans Fallback" style:font-name-complex="Lohit Hindi"/>
    </style:style>
    <style:style style:name="T7" style:family="text">
      <style:text-properties fo:color="#000000" style:font-name-asian="Monospace" style:font-name-complex="Monospace"/>
    </style:style>
    <style:style style:name="T8" style:family="text">
      <style:text-properties fo:font-variant="normal" fo:text-transform="none" fo:color="#000000" style:text-position="0% 100%" fo:letter-spacing="normal" style:font-name-asian="Droid Sans Fallback" style:font-name-complex="Lohit Hindi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officeooo:rsid="000cd13d"/>
    </style:style>
    <style:style style:name="T11" style:family="text">
      <style:text-properties fo:font-variant="normal" fo:text-transform="none" fo:letter-spacing="normal" officeooo:rsid="000ebe78"/>
    </style:style>
    <style:style style:name="T12" style:family="text">
      <style:text-properties fo:font-variant="normal" fo:text-transform="none" fo:letter-spacing="normal" officeooo:rsid="000eecf2"/>
    </style:style>
    <style:style style:name="T13" style:family="text">
      <style:text-properties fo:font-variant="normal" fo:text-transform="none" fo:letter-spacing="normal" officeooo:rsid="000fc65c"/>
    </style:style>
    <style:style style:name="T14" style:family="text">
      <style:text-properties fo:font-variant="normal" fo:text-transform="none" fo:color="#252525" fo:font-size="10.5pt" fo:letter-spacing="normal" fo:font-style="normal" fo:font-weight="normal"/>
    </style:style>
    <style:style style:name="T15" style:family="text">
      <style:text-properties style:text-position="sub 58%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-asian="Monospace" style:font-name-complex="Monospace"/>
    </style:style>
    <style:style style:name="T18" style:family="text">
      <style:text-properties style:text-position="super 58%" officeooo:rsid="00091089"/>
    </style:style>
    <style:style style:name="T19" style:family="text">
      <style:text-properties style:text-position="super 58%" officeooo:rsid="000ae16a"/>
    </style:style>
    <style:style style:name="T20" style:family="text">
      <style:text-properties style:text-position="0% 100%"/>
    </style:style>
    <style:style style:name="T21" style:family="text">
      <style:text-properties style:text-position="0% 100%" style:font-name-asian="Monospace" style:font-name-complex="Monospace"/>
    </style:style>
    <style:style style:name="T22" style:family="text">
      <style:text-properties style:text-position="0% 100%" fo:font-weight="bold" style:font-weight-asian="bold" style:font-weight-complex="bold"/>
    </style:style>
    <style:style style:name="T23" style:family="text">
      <style:text-properties style:font-name-asian="Monospace" style:font-name-complex="Monospac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name-asian="Monospace" style:font-weight-asian="bold" style:font-name-complex="Monospace" style:font-weight-complex="bold"/>
    </style:style>
    <style:style style:name="T26" style:family="text">
      <style:text-properties officeooo:rsid="00091089"/>
    </style:style>
    <style:style style:name="T27" style:family="text">
      <style:text-properties officeooo:rsid="000ae16a"/>
    </style:style>
    <style:style style:name="T28" style:family="text">
      <style:text-properties officeooo:rsid="000cd13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DSA Blatt 02 <text:tab/><text:tab/><text:tab/><text:tab/><text:tab/></text:h>
      <text:p text:style-name="P9">Leonard Oertelt 1276156</text:p>
      <text:p text:style-name="P9">Julian Opitz 1302082</text:p>
      <text:p text:style-name="P9"/>
      <text:p text:style-name="P8">Aufage 4:</text:p>
      <text:p text:style-name="P8">a)</text:p>
      <text:p text:style-name="P8">Fibonacci:</text:p>
      <text:p text:style-name="P8">Rekursiv mit 46 als Eingabe: <text:tab/><text:span text:style-name="T7">1836311903 (Berechnung benötigte ca. 4.795s)</text:span></text:p>
      <text:p text:style-name="P8"><text:span text:style-name="T7">Iterativ mit 46 als Eingabe:<text:tab/> <text:s/><text:tab/>1836311903 (Berechnung benötigte ca. 2.1 * </text:span><text:span text:style-name="T4">10</text:span><text:span text:style-name="T2">-8</text:span><text:span text:style-name="T4">s</text:span><text:span text:style-name="T7">)</text:span></text:p>
      <text:p text:style-name="P5"/>
      <text:p text:style-name="P3">b)</text:p>
      <text:p text:style-name="P3">Fakultät:</text:p>
      <text:p text:style-name="P8">Rekursiv mit 10 als Eingabe: <text:tab/><text:span text:style-name="T7">3628800 (Berechnung benötigte ca. </text:span><text:span text:style-name="T4">2.6 * 10</text:span><text:span text:style-name="T2">-8</text:span><text:span text:style-name="T4">s</text:span><text:span text:style-name="T7">)</text:span></text:p>
      <text:p text:style-name="P6"><text:span text:style-name="T21">Iterativ mit 10 als Eingabe:<text:tab/> <text:s/><text:tab/></text:span><text:span text:style-name="T23">3628800</text:span><text:span text:style-name="T21"> (Berechnung benötigte ca. 1.628 * 10</text:span><text:span text:style-name="T17">-9</text:span><text:span text:style-name="T21">s)</text:span></text:p>
      <text:p text:style-name="P3"/>
      <text:p text:style-name="P3">c)</text:p>
      <text:p text:style-name="P3">Pseudocode Logarithmusfunktion:</text:p>
      <text:p text:style-name="P7"><text:span text:style-name="T22">Algorithm <text:s/></text:span><text:span text:style-name="T25">logarithmusNIterationen</text:span><text:span text:style-name="T23">(</text:span><text:span text:style-name="T25">x</text:span><text:span text:style-name="T23">,</text:span><text:span text:style-name="T25">n</text:span><text:span text:style-name="T23">)</text:span></text:p>
      <text:p text:style-name="P1"><text:tab/>sum ← 0;</text:p>
      <text:p text:style-name="P1"><text:tab/><text:span text:style-name="T24">for</text:span> k ← 0 <text:span text:style-name="T24">to</text:span> n <text:span text:style-name="T24">do</text:span></text:p>
      <text:p text:style-name="P1"><text:tab/><text:tab/>sum ← sum + <text:span text:style-name="T16"><draw:frame draw:style-name="fr1" draw:name="Object1" text:anchor-type="as-char" svg:y="-0.711cm" svg:width="3.161cm" svg:height="1.226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0">;</text:span><text:tab/><text:tab/></text:p>
      <text:p text:style-name="P1"><text:tab/><text:span text:style-name="T24">return</text:span> 2 * sum;</text:p>
      <text:p text:style-name="P4"/>
      <text:p text:style-name="P3">d)</text:p>
      <text:p text:style-name="P7"><text:span text:style-name="T22">Algorithm <text:s/></text:span><text:span text:style-name="T25">logarithmusNIterationenOptimized</text:span><text:span text:style-name="T23">(</text:span><text:span text:style-name="T25">x</text:span><text:span text:style-name="T23">,</text:span><text:span text:style-name="T25">n</text:span><text:span text:style-name="T23">)</text:span></text:p>
      <text:p text:style-name="P1"><text:tab/>sum ← 0;</text:p>
      <text:p text:style-name="P1"><text:tab/>bruch ← <draw:frame draw:style-name="fr1" draw:name="Object21" text:anchor-type="as-char" svg:y="-0.619cm" svg:width="1.081cm" svg:height="0.998cm" draw:z-index="3"><draw:object xlink:href="./Object 3" xlink:type="simple" xlink:show="embed" xlink:actuate="onLoad"/><draw:image xlink:href="./ObjectReplacements/Object 3" xlink:type="simple" xlink:show="embed" xlink:actuate="onLoad"/></draw:frame>;</text:p>
      <text:p text:style-name="P1"><text:tab/><text:span text:style-name="T24">for</text:span> k ← 0 <text:span text:style-name="T24">to</text:span> n <text:span text:style-name="T24">do</text:span></text:p>
      <text:p text:style-name="P1"><text:span text:style-name="T24"><text:tab/><text:tab/></text:span>exponent<text:span text:style-name="T24"> ← </text:span>2k + 1;</text:p>
      <text:p text:style-name="P1"><text:tab/><text:tab/>sum ← sum + <text:span text:style-name="T16"><draw:frame draw:style-name="fr1" draw:name="Object2" text:anchor-type="as-char" svg:y="-0.681cm" svg:width="2.217cm" svg:height="1.06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0">;</text:span><text:tab/><text:tab/></text:p>
      <text:p text:style-name="P2"><text:tab/><text:span text:style-name="T24">return</text:span> 2 * sum;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)</text:p>
      <text:p text:style-name="P3"/>
      <text:p text:style-name="P3"><draw:frame draw:style-name="fr2" draw:name="Object22" text:anchor-type="paragraph" svg:width="16.893cm" svg:height="3.417cm" draw:z-index="0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/>
      <text:p text:style-name="P3">Aufgabe 5:</text:p>
      <text:p text:style-name="P3">a) </text:p>
      <text:p text:style-name="P8"><text:span text:style-name="T3">2 </text:span><text:span text:style-name="T1">n+1</text:span><text:span text:style-name="T3"> ∈ O(2</text:span><text:span text:style-name="T1">n</text:span><text:span text:style-name="T3">) mit f(n) = 2</text:span><text:span text:style-name="T1">n <text:s/></text:span><text:span text:style-name="T3">und g(n) = 2 </text:span><text:span text:style-name="T1">n+1</text:span></text:p>
      <text:p text:style-name="P3">daraus folgt: </text:p>
      <text:list xml:id="list5810814575149307135" text:style-name="L1">
        <text:list-item>
          <text:p text:style-name="P11">2 <text:span text:style-name="T16">n+1</text:span> ≤ c * 2<text:span text:style-name="T16">n</text:span> </text:p>
        </text:list-item>
        <text:list-item>
          <text:p text:style-name="P11">nach n umstellen: </text:p>
          <text:p text:style-name="P11">2 <text:span text:style-name="T16">n+1</text:span> ≤ c * 2<text:span text:style-name="T16">n</text:span> <text:tab/><text:tab/>| log<text:span text:style-name="T15">2</text:span></text:p>
          <text:p text:style-name="P11">n+1 ≤ log<text:span text:style-name="T15">2</text:span>c + n <text:s text:c="3"/><text:tab/>| - n </text:p>
          <text:p text:style-name="P11">1 ≤ log<text:span text:style-name="T15">2</text:span>c<text:tab/><text:tab/>| 2<text:span text:style-name="T16">( )</text:span></text:p>
          <text:p text:style-name="P26"><text:span text:style-name="T3">2</text:span><text:span text:style-name="T1">1 </text:span><text:span text:style-name="T3">≤ c</text:span></text:p>
          <text:p text:style-name="P11">n ist weggefallen: </text:p>
          <text:p text:style-name="P30"><text:span text:style-name="T5">die Ungleichung ist erfüllt, wenn c </text:span><text:span text:style-name="T8">≥ 2</text:span><text:span text:style-name="T5">.</text:span></text:p>
        </text:list-item>
        <text:list-item>
          <text:p text:style-name="P11">Schluss:</text:p>
          <text:p text:style-name="P11">Also gilt für g(n) = 2 <text:span text:style-name="T16">n+1</text:span> und f(n) = 2<text:span text:style-name="T16">n </text:span><text:s/>und <text:s/>c <text:span text:style-name="T9">≥ 2 </text:span>die Aussage g ∈ O(f) </text:p>
          <text:p text:style-name="P13">2 <text:span text:style-name="T16">n+1</text:span> <text:span text:style-name="T27">= 2 * 2</text:span><text:span text:style-name="T19">n</text:span><text:span text:style-name="T27"> </text:span></text:p>
        </text:list-item>
      </text:list>
      <text:list xml:id="list7839728809869861759" text:style-name="L2">
        <text:list-item>
          <text:p text:style-name="P14">q.e.d.</text:p>
        </text:list-item>
      </text:list>
      <text:p text:style-name="P3"/>
      <text:p text:style-name="P3">b) <text:s/></text:p>
      <text:p text:style-name="P18">2 <text:span text:style-name="T16">n+1</text:span> ∈ <text:span text:style-name="T14">Ω</text:span>(2<text:span text:style-name="T16">n</text:span>) mit f(n) = 2<text:span text:style-name="T16">n <text:s/></text:span>und g(n) = 2 <text:span text:style-name="T16">n+1</text:span></text:p>
      <text:p text:style-name="P18">daraus folgt: </text:p>
      <text:p text:style-name="P18"><text:span text:style-name="T26">1.<text:tab/>c * </text:span>f(n) ≤ g(n)</text:p>
      <text:p text:style-name="P19">2.<text:tab/>umstell<text:tab/>en:</text:p>
      <text:p text:style-name="P19"><text:tab/>c * 2<text:span text:style-name="T16">n</text:span> ≤ 2 <text:span text:style-name="T16">n+1<text:tab/><text:tab/></text:span>| log<text:span text:style-name="T15">2</text:span></text:p>
      <text:p text:style-name="P19"><text:tab/> log<text:span text:style-name="T15">2</text:span>c + n ≤ n + 1<text:tab/>| -n</text:p>
      <text:p text:style-name="P19"><text:tab/> log<text:span text:style-name="T15">2</text:span>c ≤ 1<text:tab/><text:tab/>| 2<text:span text:style-name="T16">( )</text:span></text:p>
      <text:p text:style-name="P18"><text:span text:style-name="T18"><text:tab/></text:span><text:span text:style-name="T26">c ≤ 2</text:span></text:p>
      <text:p text:style-name="P18"/>
      <text:p text:style-name="P18"><text:soft-page-break/></text:p>
      <text:p text:style-name="P18"><text:span text:style-name="T26">3.<text:tab/></text:span>Schluss:</text:p>
      <text:p text:style-name="P18">die Ungleichung ist erfüllt, wenn c ≤<text:span text:style-name="T9"> 2.</text:span></text:p>
      <text:list xml:id="list649662799212" text:continue-list="list5810814575149307135" text:style-name="L1">
        <text:list-header>
          <text:p text:style-name="P12">Also gilt für g(n) = 2 <text:span text:style-name="T16">n+1</text:span> und f(n) = 2<text:span text:style-name="T16">n </text:span><text:s/>und <text:s/>c <text:span text:style-name="T26">≤</text:span><text:span text:style-name="T9"> 2 </text:span>die Aussage g ∈ <text:span text:style-name="T14">Ω</text:span>(f) </text:p>
          <text:p text:style-name="P13">2 <text:span text:style-name="T16">n+1</text:span> <text:span text:style-name="T27">= 2 * 2</text:span><text:span text:style-name="T19">n</text:span><text:span text:style-name="T27"> </text:span></text:p>
        </text:list-header>
      </text:list>
      <text:list xml:id="list3613086146872926598" text:style-name="L6">
        <text:list-item>
          <text:p text:style-name="P20">q.e.d.</text:p>
          <text:p text:style-name="P20"/>
        </text:list-item>
      </text:list>
      <text:p text:style-name="P21"><text:span text:style-name="T28">c)</text:span></text:p>
      <text:p text:style-name="P21"><draw:frame draw:style-name="fr3" draw:name="Objekt1" text:anchor-type="as-char" svg:y="-0.66cm" svg:width="1.63cm" svg:height="1.037cm" draw:z-index="4"><draw:object xlink:href="./Object 4" xlink:type="simple" xlink:show="embed" xlink:actuate="onLoad"/><draw:image xlink:href="./ObjectReplacements/Object 4" xlink:type="simple" xlink:show="embed" xlink:actuate="onLoad"/></draw:frame> ∈ O(<text:span text:style-name="T28">n²</text:span>)</text:p>
      <text:p text:style-name="P21"><draw:frame draw:style-name="fr3" draw:name="Objekt2" text:anchor-type="as-char" svg:y="-0.661cm" svg:width="3.591cm" svg:height="1.08cm" draw:z-index="5"><draw:object xlink:href="./Object 5" xlink:type="simple" xlink:show="embed" xlink:actuate="onLoad"/><draw:image xlink:href="./ObjectReplacements/Object 5" xlink:type="simple" xlink:show="embed" xlink:actuate="onLoad"/><svg:desc>Formel</svg:desc></draw:frame>≤<text:span text:style-name="T9"> <text:s/></text:span><text:span text:style-name="T11">O(n²)</text:span></text:p>
      <text:p text:style-name="P23">Rechenregel der Addition: <text:tab/>1 ∈ O(<text:span text:style-name="T28">n</text:span>)</text:p>
      <text:p text:style-name="P24"><text:span text:style-name="T11"><draw:frame draw:style-name="fr3" draw:name="Objekt3" text:anchor-type="as-char" svg:y="-0.661cm" svg:width="2.372cm" svg:height="1.08cm" draw:z-index="6"><draw:object xlink:href="./Object 6" xlink:type="simple" xlink:show="embed" xlink:actuate="onLoad"/><draw:image xlink:href="./ObjectReplacements/Object 6" xlink:type="simple" xlink:show="embed" xlink:actuate="onLoad"/><svg:desc>Formel</svg:desc></draw:frame></text:span><text:span text:style-name="T11">≤ <text:s/>O(n²)</text:span></text:p>
      <text:p text:style-name="P23"><text:span text:style-name="T11">Rechenregel der </text:span><text:span text:style-name="T9">Multiplikation: <text:s/>n*n ∈ O(n*</text:span><text:span text:style-name="T10">n</text:span><text:span text:style-name="T9">)</text:span></text:p>
      <text:p text:style-name="P25"><text:span text:style-name="T11"><draw:frame draw:style-name="fr3" draw:name="Objekt4" text:anchor-type="as-char" svg:y="-0.713cm" svg:width="1.288cm" svg:height="1.132cm" draw:z-index="7"><draw:object xlink:href="./Object 7" xlink:type="simple" xlink:show="embed" xlink:actuate="onLoad"/><draw:image xlink:href="./ObjectReplacements/Object 7" xlink:type="simple" xlink:show="embed" xlink:actuate="onLoad"/><svg:desc>Formel</svg:desc></draw:frame></text:span><text:span text:style-name="T11">≤ <text:s/>O(n²)</text:span></text:p>
      <text:p text:style-name="P25"><text:span text:style-name="T11">O(n²) </text:span><text:span text:style-name="T12">= </text:span><text:span text:style-name="T11">O(n²)</text:span></text:p>
      <text:p text:style-name="P25"><text:span text:style-name="T11">-<text:tab/></text:span><text:span text:style-name="T13">q.e.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30T11:00:59</meta:creation-date>
    <dc:date>2016-04-08T00:06:47.874644157</dc:date>
    <meta:editing-duration>PT4H48M41S</meta:editing-duration>
    <meta:editing-cycles>70</meta:editing-cycles>
    <meta:generator>LibreOffice/4.2.8.2$Linux_X86_64 LibreOffice_project/420m0$Build-2</meta:generator>
    <meta:document-statistic meta:table-count="0" meta:image-count="0" meta:object-count="8" meta:page-count="3" meta:paragraph-count="68" meta:word-count="339" meta:character-count="1474" meta:non-whitespace-character-count="1147"/>
  </office:meta>
</office:document-meta>
</file>

<file path=Object 1/content.xml><?xml version="1.0" encoding="utf-8"?>
<math xmlns="http://www.w3.org/1998/Math/MathML">
  <semantics>
    <mrow>
      <mfrac>
        <mrow>
          <msup>
            <mrow>
              <mo stretchy="false">(</mo>
              <mrow>
                <mrow>
                  <mi>x</mi>
                  <mo stretchy="false">−</mo>
                  <mn>1</mn>
                </mrow>
              </mrow>
              <mo stretchy="false">)</mo>
            </mrow>
            <mrow>
              <mrow>
                <mn>2k</mn>
                <mo stretchy="false">+</mo>
                <mn>1</mn>
              </mrow>
            </mrow>
          </msup>
        </mrow>
        <mrow>
          <mrow>
            <mo stretchy="false">(</mo>
            <mrow>
              <mrow>
                <mn>2k</mn>
                <mo stretchy="false">+</mo>
                <mn>1</mn>
              </mrow>
            </mrow>
            <mo stretchy="false">)</mo>
          </mrow>
          <mover accent="true">
            <msup>
              <mrow>
                <mo stretchy="false">(</mo>
                <mrow>
                  <mrow>
                    <mi>x</mi>
                    <mo stretchy="false">+</mo>
                    <mn>1</mn>
                  </mrow>
                </mrow>
                <mo stretchy="false">)</mo>
              </mrow>
              <mrow>
                <mrow>
                  <mn>2k</mn>
                  <mo stretchy="false">+</mo>
                  <mn>1</mn>
                </mrow>
              </mrow>
            </msup>
            <mo stretchy="false">˙</mo>
          </mover>
        </mrow>
      </mfrac>
    </mrow>
    <annotation encoding="StarMath 5.0">{(x - 1)^{2k + 1}} over {(2k + 1) dot (x + 1)^{2k+1}} </annotation>
  </semantics>
</math>
</file>

<file path=Object 2/content.xml><?xml version="1.0" encoding="utf-8"?>
<math xmlns="http://www.w3.org/1998/Math/MathML">
  <semantics>
    <mrow>
      <mfrac>
        <mrow>
          <msup>
            <mi mathvariant="italic">bruch</mi>
            <mrow>
              <mi mathvariant="italic">exponent</mi>
            </mrow>
          </msup>
        </mrow>
        <mrow>
          <mi mathvariant="italic">exponent</mi>
        </mrow>
      </mfrac>
    </mrow>
    <annotation encoding="StarMath 5.0">{bruch^{exponent}} over {exponent} 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Liberation Sans" style:font-name-asian="Droid Sans Fallback" style:font-name-complex="Lohit Hindi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Hindi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9"/>
        <table:table-column table:style-name="co1" table:number-columns-repeated="3" table:default-cell-style-name="ce33"/>
        <table:table-column table:style-name="co1" table:default-cell-style-name="ce41"/>
        <table:table-column table:style-name="co1" table:default-cell-style-name="ce33"/>
        <table:table-column table:style-name="co1" table:default-cell-style-name="ce37"/>
        <table:table-column table:style-name="co2" table:default-cell-style-name="ce29"/>
        <table:table-column table:style-name="co1" table:default-cell-style-name="ce29"/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27"/>
          <table:table-cell table:style-name="ce30"/>
          <table:table-cell table:style-name="ce34" office:value-type="string">
            <text:p>Alg c</text:p>
          </table:table-cell>
          <table:table-cell table:style-name="ce37"/>
          <table:table-cell table:style-name="ce30"/>
          <table:table-cell table:style-name="ce34" office:value-type="string">
            <text:p>Alg d</text:p>
          </table:table-cell>
          <table:table-cell/>
          <table:table-cell table:style-name="ce27"/>
          <table:table-cell table:style-name="ce27" office:value-type="string">
            <text:p>Alg mit </text:p>
          </table:table-cell>
        </table:table-row>
        <table:table-row table:style-name="ro2">
          <table:table-cell/>
          <table:table-cell table:style-name="ce28" office:value-type="string">
            <text:p>Eingabe</text:p>
          </table:table-cell>
          <table:table-cell table:style-name="ce31" office:value-type="string">
            <text:p>5 Schritte</text:p>
          </table:table-cell>
          <table:table-cell table:style-name="ce35" office:value-type="string">
            <text:p>10 Schritte</text:p>
          </table:table-cell>
          <table:table-cell table:style-name="ce38" office:value-type="string">
            <text:p>20 Schritte</text:p>
          </table:table-cell>
          <table:table-cell table:style-name="ce31" office:value-type="string">
            <text:p>5 Schritte</text:p>
          </table:table-cell>
          <table:table-cell table:style-name="ce35" office:value-type="string">
            <text:p>10 Schritte</text:p>
          </table:table-cell>
          <table:table-cell table:style-name="ce38" office:value-type="string">
            <text:p>20 Schritte</text:p>
          </table:table-cell>
          <table:table-cell table:style-name="ce42" office:value-type="string">
            <text:p>Taschenrechner</text:p>
          </table:table-cell>
          <table:table-cell office:value-type="string">
            <text:p>Eps = 1E-9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30" office:value-type="float" office:value="-3.574">
            <text:p>-3,574</text:p>
          </table:table-cell>
          <table:table-cell table:style-name="ce34" office:value-type="float" office:value="-4.267">
            <text:p>-4,267</text:p>
          </table:table-cell>
          <table:table-cell office:value-type="float" office:value="-4.267">
            <text:p>-4,267</text:p>
          </table:table-cell>
          <table:table-cell table:style-name="ce30" office:value-type="float" office:value="-3.574">
            <text:p>-3,574</text:p>
          </table:table-cell>
          <table:table-cell table:style-name="ce34" office:value-type="float" office:value="-4.267">
            <text:p>-4,267</text:p>
          </table:table-cell>
          <table:table-cell office:value-type="float" office:value="-4.267">
            <text:p>-4,267</text:p>
          </table:table-cell>
          <table:table-cell office:value-type="string">
            <text:p>Error</text:p>
          </table:table-cell>
          <table:table-cell table:style-name="ce27" office:value-type="float" office:value="-21.994">
            <text:p>-21,99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32" office:value-type="float" office:value="0.693">
            <text:p>0,693</text:p>
          </table:table-cell>
          <table:table-cell table:style-name="ce36" office:value-type="float" office:value="0.693">
            <text:p>0,693</text:p>
          </table:table-cell>
          <table:table-cell table:style-name="ce39" office:value-type="float" office:value="0.693">
            <text:p>0,693</text:p>
          </table:table-cell>
          <table:table-cell table:style-name="ce32" office:value-type="float" office:value="0.693">
            <text:p>0,693</text:p>
          </table:table-cell>
          <table:table-cell table:style-name="ce36" office:value-type="float" office:value="0.693">
            <text:p>0,693</text:p>
          </table:table-cell>
          <table:table-cell table:style-name="ce39" office:value-type="float" office:value="0.693">
            <text:p>0,693</text:p>
          </table:table-cell>
          <table:table-cell table:number-columns-repeated="2" office:value-type="float" office:value="0.693">
            <text:p>0,693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.385">
            <text:p>1,385</text:p>
          </table:table-cell>
          <table:table-cell table:number-columns-repeated="2" office:value-type="float" office:value="1.386">
            <text:p>1,386</text:p>
          </table:table-cell>
          <table:table-cell office:value-type="float" office:value="1.385">
            <text:p>1,385</text:p>
          </table:table-cell>
          <table:table-cell office:value-type="float" office:value="1.386">
            <text:p>1,386</text:p>
          </table:table-cell>
          <table:table-cell table:style-name="ce33" office:value-type="float" office:value="1.386">
            <text:p>1,386</text:p>
          </table:table-cell>
          <table:table-cell table:style-name="ce43" office:value-type="float" office:value="1.386">
            <text:p>1,386</text:p>
          </table:table-cell>
          <table:table-cell table:style-name="ce44" office:value-type="float" office:value="1.386">
            <text:p>1,38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.055">
            <text:p>2,055</text:p>
          </table:table-cell>
          <table:table-cell office:value-type="float" office:value="2.078">
            <text:p>2,078</text:p>
          </table:table-cell>
          <table:table-cell table:style-name="ce40" office:value-type="float" office:value="2.079">
            <text:p>2,079</text:p>
          </table:table-cell>
          <table:table-cell office:value-type="float" office:value="2.055">
            <text:p>2,055</text:p>
          </table:table-cell>
          <table:table-cell office:value-type="float" office:value="2.078">
            <text:p>2,078</text:p>
          </table:table-cell>
          <table:table-cell table:style-name="ce40" office:value-type="float" office:value="2.079">
            <text:p>2,079</text:p>
          </table:table-cell>
          <table:table-cell table:number-columns-repeated="2" office:value-type="float" office:value="2.079">
            <text:p>2,079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.255">
            <text:p>2,255</text:p>
          </table:table-cell>
          <table:table-cell office:value-type="float" office:value="2.299">
            <text:p>2,299</text:p>
          </table:table-cell>
          <table:table-cell table:style-name="ce40" office:value-type="float" office:value="2.303">
            <text:p>2,303</text:p>
          </table:table-cell>
          <table:table-cell office:value-type="float" office:value="2.255">
            <text:p>2,255</text:p>
          </table:table-cell>
          <table:table-cell office:value-type="float" office:value="2.299">
            <text:p>2,299</text:p>
          </table:table-cell>
          <table:table-cell table:style-name="ce40" office:value-type="float" office:value="2.303">
            <text:p>2,303</text:p>
          </table:table-cell>
          <table:table-cell office:value-type="float" office:value="2.303">
            <text:p>2,303</text:p>
          </table:table-cell>
          <table:table-cell table:style-name="ce42" office:value-type="float" office:value="2.303">
            <text:p>2,303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frac>
        <mrow>
          <mrow>
            <mi>x</mi>
            <mo stretchy="false">−</mo>
            <mn>1</mn>
          </mrow>
        </mrow>
        <mrow>
          <mrow>
            <mi>x</mi>
            <mo stretchy="false">+</mo>
            <mn>1</mn>
          </mrow>
        </mrow>
      </mfrac>
    </mrow>
    <annotation encoding="StarMath 5.0">{x-1} over {x+1}</annotation>
  </semantics>
</math>
</file>

<file path=Object 4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</mrow>
      <mn>3</mn>
    </mfrac>
    <annotation encoding="StarMath 5.0">{n(n-2)} over {3} </annotation>
  </semantics>
</math>
</file>

<file path=Object 5/content.xml><?xml version="1.0" encoding="utf-8"?>
<math xmlns="http://www.w3.org/1998/Math/MathML" display="block">
  <semantics>
    <mfrac>
      <mrow>
        <mi>O</mi>
        <mrow>
          <mo fence="true" stretchy="false">(</mo>
          <mrow>
            <mi>n</mi>
          </mrow>
          <mo fence="true" stretchy="false">)</mo>
        </mrow>
        <mrow>
          <mo fence="true" stretchy="false">(</mo>
          <mrow>
            <mrow>
              <mi>O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−</mo>
                <mi>O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)</mo>
        </mrow>
      </mrow>
      <mrow>
        <mi>O</mi>
        <mrow>
          <mo fence="true" stretchy="false">(</mo>
          <mrow>
            <mn>1</mn>
          </mrow>
          <mo fence="true" stretchy="false">)</mo>
        </mrow>
      </mrow>
    </mfrac>
    <annotation encoding="StarMath 5.0">{O(n)(O(n)-O(1))} over {O(1)} </annotation>
  </semantics>
</math>
</file>

<file path=Object 6/content.xml><?xml version="1.0" encoding="utf-8"?>
<math xmlns="http://www.w3.org/1998/Math/MathML" display="block">
  <semantics>
    <mfrac>
      <mrow>
        <mi>O</mi>
        <mrow>
          <mo fence="true" stretchy="false">(</mo>
          <mrow>
            <mi>n</mi>
          </mrow>
          <mo fence="true" stretchy="false">)</mo>
        </mrow>
        <mrow>
          <mo fence="true" stretchy="false">(</mo>
          <mrow>
            <mrow>
              <mi>O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</mrow>
      <mrow>
        <mi>O</mi>
        <mrow>
          <mo fence="true" stretchy="false">(</mo>
          <mrow>
            <mn>1</mn>
          </mrow>
          <mo fence="true" stretchy="false">)</mo>
        </mrow>
      </mrow>
    </mfrac>
    <annotation encoding="StarMath 5.0">{O(n)(O(n))} over {O(1)} </annotation>
  </semantics>
</math>
</file>

<file path=Object 7/content.xml><?xml version="1.0" encoding="utf-8"?>
<math xmlns="http://www.w3.org/1998/Math/MathML" display="block">
  <semantics>
    <mfrac>
      <mrow>
        <mi>O</mi>
        <mrow>
          <mo fence="true" stretchy="false">(</mo>
          <mrow>
            <msup>
              <mi>n</mi>
              <mn>2</mn>
            </msup>
          </mrow>
          <mo fence="true" stretchy="false">)</mo>
        </mrow>
      </mrow>
      <mrow>
        <mi>O</mi>
        <mrow>
          <mo fence="true" stretchy="false">(</mo>
          <mrow>
            <mn>1</mn>
          </mrow>
          <mo fence="true" stretchy="false">)</mo>
        </mrow>
      </mrow>
    </mfrac>
    <annotation encoding="StarMath 5.0">{O(n^{2})} over {O(1)} </annotation>
  </semantics>
</math>
</file>